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D00000402AF2532EC551109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6.0602in" draw:z-index="0"><draw:image xlink:href="Pictures/100000010000046D00000402AF2532EC551109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6:54:50.670289692</meta:creation-date>
    <meta:editing-duration>PT48S</meta:editing-duration>
    <meta:editing-cycles>2</meta:editing-cycles>
    <meta:generator>LibreOffice/7.3.7.2$Linux_X86_64 LibreOffice_project/30$Build-2</meta:generator>
    <dc:date>2023-10-17T16:55:35.928910675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